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501b" officeooo:paragraph-rsid="0010501b"/>
    </style:style>
    <style:style style:name="P2" style:family="paragraph" style:parent-style-name="Standard">
      <style:paragraph-properties fo:text-align="center" style:justify-single-word="false"/>
      <style:text-properties officeooo:rsid="0010501b" officeooo:paragraph-rsid="0010501b"/>
    </style:style>
    <style:style style:name="P3" style:family="paragraph" style:parent-style-name="Standard">
      <style:paragraph-properties fo:line-height="200%" fo:text-align="start" style:justify-single-word="false"/>
      <style:text-properties officeooo:rsid="0010501b" officeooo:paragraph-rsid="0010501b"/>
    </style:style>
    <style:style style:name="T1" style:family="text">
      <style:text-properties officeooo:rsid="0010518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rika Manning</text:p>
      <text:p text:style-name="P1"/>
      <text:p text:style-name="P1">CS202</text:p>
      <text:p text:style-name="P1"/>
      <text:p text:style-name="P1">Nancy LaTourrette</text:p>
      <text:p text:style-name="P1"/>
      <text:p text:style-name="P1">April 2, 2015</text:p>
      <text:p text:style-name="P1"/>
      <text:p text:style-name="P2">Project 8</text:p>
      <text:p text:style-name="P2"/>
      <text:p text:style-name="P3"><text:tab/>I<text:span text:style-name="T1">n this project we had to use our experience with classes to create a program that simulates a card game called five card draw. We had to create two classes: a player class and a card class. The functionality of this program was fairly simple. The real meat and potatoes were in writing the member functions and friend functions. However we have had much practice doing this so it proved to be fairly simeple as well. My biggest challenge in this project was time management. If I had more time I probably would have finished the project earlier. Other than that I felt that the most chellenging funciton to write was the deal function because I had to keep track of the shuffled deck and I discovered that I needed to rewrite my setHand function. Both of these things proved to be not too difficult thoug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2T22:29:01.225111595</meta:creation-date>
    <dc:date>2015-04-02T22:51:41.832750920</dc:date>
    <meta:editing-duration>PT7M30S</meta:editing-duration>
    <meta:editing-cycles>1</meta:editing-cycles>
    <meta:document-statistic meta:table-count="0" meta:image-count="0" meta:object-count="0" meta:page-count="1" meta:paragraph-count="6" meta:word-count="156" meta:character-count="865" meta:non-whitespace-character-count="714"/>
    <meta:generator>LibreOffice/4.2.7.2$Linux_X86_64 LibreOffice_project/420m0$Build-2</meta:generator>
  </office:meta>
</office:document-meta>
</file>